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13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0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4.1816666666667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4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10-10T00:00:00" table:style-name="ce8">
            <text:p>10/10/12</text:p>
          </table:table-cell>
          <table:table-cell office:value-type="date" office:date-value="2012-10-11T00:00:00" table:style-name="ce8">
            <text:p>11/10/12</text:p>
          </table:table-cell>
          <table:table-cell office:value-type="date" office:date-value="2012-10-12T00:00:00" table:style-name="ce8">
            <text:p>12/10/12</text:p>
          </table:table-cell>
          <table:table-cell office:value-type="date" office:date-value="2012-10-13T00:00:00" table:style-name="ce8">
            <text:p>13/10/12</text:p>
          </table:table-cell>
          <table:table-cell office:value-type="date" office:date-value="2012-10-14T00:00:00" table:style-name="ce8">
            <text:p>14/10/12</text:p>
          </table:table-cell>
          <table:table-cell office:value-type="date" office:date-value="2012-10-15T00:00:00" table:style-name="ce8">
            <text:p>15/10/12</text:p>
          </table:table-cell>
          <table:table-cell office:value-type="date" office:date-value="2012-10-16T00:00:00" table:style-name="ce8">
            <text:p>16/10/12</text:p>
          </table:table-cell>
          <table:table-cell office:value-type="date" office:date-value="2012-10-17T00:00:00" table:style-name="ce8">
            <text:p>17/10/12</text:p>
          </table:table-cell>
          <table:table-cell office:value-type="date" office:date-value="2012-10-18T00:00:00" table:style-name="ce8">
            <text:p>18/10/12</text:p>
          </table:table-cell>
          <table:table-cell office:value-type="date" office:date-value="2012-10-19T00:00:00" table:style-name="ce8">
            <text:p>19/10/12</text:p>
          </table:table-cell>
          <table:table-cell office:value-type="date" office:date-value="2012-10-20T00:00:00" table:style-name="ce8">
            <text:p>20/10/12</text:p>
          </table:table-cell>
          <table:table-cell office:value-type="date" office:date-value="2012-10-21T00:00:00" table:style-name="ce8">
            <text:p>21/10/12</text:p>
          </table:table-cell>
          <table:table-cell office:value-type="date" office:date-value="2012-10-22T00:00:00" table:style-name="ce8">
            <text:p>22/10/12</text:p>
          </table:table-cell>
          <table:table-cell office:value-type="date" office:date-value="2012-10-23T00:00:00" table:style-name="ce8">
            <text:p>23/10/12</text:p>
          </table:table-cell>
          <table:table-cell office:value-type="date" office:date-value="2012-10-24T00:00:00" table:style-name="ce8">
            <text:p>24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Enable Swipe navigation of wizard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Create Unit test for Swipe action for navig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Enable use of onboard GPS to determine loc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Enable use of onboard gyro's to determine angles for panel setup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menu to save current configuration/report (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2" table:style-name="ce11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reate button to save report to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Alex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1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Create menu to retrieve report from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Alex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Create functions to store and retrieve solar setup and solar results from local storage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Create functions to store and retrieve solar setup and solar results from local storage (mobile)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Darran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2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Modify UI to handle retrieval of reports and move directly to results pane.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Modify UI to handle retrieval of reports and move directly to results pane. (mobile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Darran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23" table:style-name="ce15">
            <text:p>23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Create Unit tests for storing and retrieving results files.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Alex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menu option for printing, including printer setu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x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eate button for printing in results pane in wiz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eate print output suitable for print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6" table:style-name="ce12">
            <text:p>2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Enable use of onboard GPS to determine location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Darran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6" table:style-name="ce16">
            <text:p>26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Enable search for location based on street address inpu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Darran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UI elements to hold comparison of two or more configurations (desktop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hael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d new tab to results page to allow for comparison (desktop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chae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vide mechanism to select alternate configurations (desktop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hael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eate Unit Tests (desktop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hae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ate UI elements to hold comparison of two or mor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d new tab to results page to allow for comparison (mobile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ovide mechanism to select alternat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32" table:style-name="ce12">
            <text:p>3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pdate GAE to include efficiency information in the results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Luke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7" table:style-name="ce12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Update the summary report in result pane to include information (deskto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Update the details table in results pane to include information (deskto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Update the summary report in result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Update the details table in results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3" table:style-name="ce14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6" table:style-name="ce16">
            <text:p>6</text:p>
          </table:table-cell>
          <table:table-cell office:value-type="string" table:style-name="ce16">
            <text:p>Create Unit tests for GAE result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Luke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16364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Update GAE to include panel output information in the results class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Luke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table:number-columns-repeated="7" table:style-name="ce17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Update the summary report in result pane to include information (desktop)</text:p>
          </table:table-cell>
          <table:table-cell office:value-type="float" office:value="1" table:style-name="ce18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Update the details table in results pane to include information (desktop)</text:p>
          </table:table-cell>
          <table:table-cell office:value-type="float" office:value="1" table:style-name="ce18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Update the summary report in result pane to include information (mobile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Update the details table in results pane to include information (mobile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Create Unit tests for GAE results.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Luke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20">
            <text:p>Total Hours Remaining</text:p>
          </table:table-cell>
          <table:table-cell office:value-type="float" office:value="78" table:style-name="ce9">
            <text:p>78</text:p>
          </table:table-cell>
          <table:table-cell table:style-name="ce20"/>
          <table:table-cell office:value-type="float" office:value="72" table:formula="msoxl:=SUM(F4:F39)" table:style-name="ce9">
            <text:p>72</text:p>
          </table:table-cell>
          <table:table-cell office:value-type="float" office:value="54" table:formula="msoxl:=SUM(G4:G39)" table:style-name="ce9">
            <text:p>54</text:p>
          </table:table-cell>
          <table:table-cell office:value-type="float" office:value="49" table:formula="msoxl:=SUM(H4:H39)" table:style-name="ce9">
            <text:p>49</text:p>
          </table:table-cell>
          <table:table-cell office:value-type="float" office:value="37" table:formula="msoxl:=SUM(I4:I39)" table:style-name="ce9">
            <text:p>37</text:p>
          </table:table-cell>
          <table:table-cell office:value-type="float" office:value="35" table:formula="msoxl:=SUM(J4:J39)" table:style-name="ce9">
            <text:p>35</text:p>
          </table:table-cell>
          <table:table-cell office:value-type="float" office:value="34" table:formula="msoxl:=SUM(K4:K39)" table:style-name="ce9">
            <text:p>34</text:p>
          </table:table-cell>
          <table:table-cell office:value-type="float" office:value="34" table:formula="msoxl:=SUM(L4:L39)" table:style-name="ce9">
            <text:p>34</text:p>
          </table:table-cell>
          <table:table-cell office:value-type="float" office:value="30" table:formula="msoxl:=SUM(M4:M39)" table:style-name="ce9">
            <text:p>30</text:p>
          </table:table-cell>
          <table:table-cell office:value-type="float" office:value="30" table:formula="msoxl:=SUM(N4:N39)" table:style-name="ce9">
            <text:p>30</text:p>
          </table:table-cell>
          <table:table-cell office:value-type="float" office:value="24" table:formula="msoxl:=SUM(O4:O39)" table:style-name="ce9">
            <text:p>24</text:p>
          </table:table-cell>
          <table:table-cell office:value-type="float" office:value="28" table:formula="msoxl:=SUM(P4:P39)" table:style-name="ce9">
            <text:p>28</text:p>
          </table:table-cell>
          <table:table-cell office:value-type="float" office:value="17" table:formula="msoxl:=SUM(Q4:Q39)" table:style-name="ce9">
            <text:p>17</text:p>
          </table:table-cell>
          <table:table-cell office:value-type="float" office:value="14" table:formula="msoxl:=SUM(R4:R39)" table:style-name="ce9">
            <text:p>14</text:p>
          </table:table-cell>
          <table:table-cell office:value-type="float" office:value="14" table:formula="msoxl:=SUM(S4:S39)" table:style-name="ce9">
            <text:p>14</text:p>
          </table:table-cell>
          <table:table-cell office:value-type="float" office:value="0" table:formula="msoxl:=SUM(T4:T39)" table:style-name="ce9">
            <text:p>0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Completed</text:p>
          </table:table-cell>
          <table:table-cell office:value-type="float" office:value="36" table:style-name="ce9">
            <text:p>36</text:p>
          </table:table-cell>
          <table:table-cell table:style-name="ce20"/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" table:style-name="ce9">
            <text:p>6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Remaining</text:p>
          </table:table-cell>
          <table:table-cell table:style-name="ce9"/>
          <table:table-cell table:style-name="ce20"/>
          <table:table-cell office:value-type="float" office:value="34" table:style-name="ce9">
            <text:p>34</text:p>
          </table:table-cell>
          <table:table-cell office:value-type="float" office:value="28" table:formula="msoxl:=F44-G43" table:style-name="ce9">
            <text:p>28</text:p>
          </table:table-cell>
          <table:table-cell office:value-type="float" office:value="26" table:formula="msoxl:=G44-H43" table:style-name="ce9">
            <text:p>26</text:p>
          </table:table-cell>
          <table:table-cell office:value-type="float" office:value="21" table:formula="msoxl:=H44-I43" table:style-name="ce9">
            <text:p>21</text:p>
          </table:table-cell>
          <table:table-cell office:value-type="float" office:value="20" table:formula="msoxl:=I44-J43" table:style-name="ce9">
            <text:p>20</text:p>
          </table:table-cell>
          <table:table-cell office:value-type="float" office:value="20" table:formula="msoxl:=J44-K43" table:style-name="ce9">
            <text:p>20</text:p>
          </table:table-cell>
          <table:table-cell office:value-type="float" office:value="20" table:formula="msoxl:=K44-L43" table:style-name="ce9">
            <text:p>20</text:p>
          </table:table-cell>
          <table:table-cell office:value-type="float" office:value="18" table:formula="msoxl:=L44-M43" table:style-name="ce9">
            <text:p>18</text:p>
          </table:table-cell>
          <table:table-cell office:value-type="float" office:value="18" table:formula="msoxl:=M44-N43" table:style-name="ce9">
            <text:p>18</text:p>
          </table:table-cell>
          <table:table-cell office:value-type="float" office:value="14" table:formula="msoxl:=N44-O43" table:style-name="ce9">
            <text:p>14</text:p>
          </table:table-cell>
          <table:table-cell office:value-type="float" office:value="14" table:formula="msoxl:=O44-P43" table:style-name="ce9">
            <text:p>14</text:p>
          </table:table-cell>
          <table:table-cell office:value-type="float" office:value="10" table:formula="msoxl:=P44-Q43" table:style-name="ce9">
            <text:p>10</text:p>
          </table:table-cell>
          <table:table-cell office:value-type="float" office:value="10" table:formula="msoxl:=Q44-R43" table:style-name="ce9">
            <text:p>10</text:p>
          </table:table-cell>
          <table:table-cell office:value-type="float" office:value="10" table:formula="msoxl:=R44-S43" table:style-name="ce9">
            <text:p>10</text:p>
          </table:table-cell>
          <table:table-cell office:value-type="float" office:value="4" table:formula="msoxl:=S44-T43" table:style-name="ce9">
            <text:p>4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Ideal Burndown</text:p>
          </table:table-cell>
          <table:table-cell table:style-name="ce9"/>
          <table:table-cell table:style-name="ce20"/>
          <table:table-cell office:value-type="float" office:value="76" table:style-name="ce9">
            <text:p>76</text:p>
          </table:table-cell>
          <table:table-cell office:value-type="float" office:value="70.571428571428598" table:style-name="ce9">
            <text:p>70.57142857</text:p>
          </table:table-cell>
          <table:table-cell office:value-type="float" office:value="65.142857142857096" table:style-name="ce9">
            <text:p>65.14285714</text:p>
          </table:table-cell>
          <table:table-cell office:value-type="float" office:value="59.714285714285701" table:style-name="ce9">
            <text:p>59.71428571</text:p>
          </table:table-cell>
          <table:table-cell office:value-type="float" office:value="54.285714285714299" table:style-name="ce9">
            <text:p>54.28571429</text:p>
          </table:table-cell>
          <table:table-cell office:value-type="float" office:value="48.857142857142897" table:style-name="ce9">
            <text:p>48.85714286</text:p>
          </table:table-cell>
          <table:table-cell office:value-type="float" office:value="43.428571428571402" table:style-name="ce9">
            <text:p>43.42857143</text:p>
          </table:table-cell>
          <table:table-cell office:value-type="float" office:value="38" table:style-name="ce9">
            <text:p>38</text:p>
          </table:table-cell>
          <table:table-cell office:value-type="float" office:value="32.571428571428598" table:style-name="ce9">
            <text:p>32.57142857</text:p>
          </table:table-cell>
          <table:table-cell office:value-type="float" office:value="27.1428571428571" table:style-name="ce9">
            <text:p>27.14285714</text:p>
          </table:table-cell>
          <table:table-cell office:value-type="float" office:value="21.714285714285701" table:style-name="ce9">
            <text:p>21.71428571</text:p>
          </table:table-cell>
          <table:table-cell office:value-type="float" office:value="16.285714285714299" table:style-name="ce9">
            <text:p>16.28571429</text:p>
          </table:table-cell>
          <table:table-cell office:value-type="float" office:value="10.8571428571429" table:style-name="ce9">
            <text:p>10.85714286</text:p>
          </table:table-cell>
          <table:table-cell office:value-type="float" office:value="5.4285714285714297" table:style-name="ce9">
            <text:p>5.428571429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Day</text:p>
          </table:table-cell>
          <table:table-cell table:style-name="ce9"/>
          <table:table-cell table:style-name="ce20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0"/>
        </table:table-row>
        <table:table-row table:number-rows-repeated="1048530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10-24T11:43:56Z</dc:date>
    <meta:editing-cycles>82</meta:editing-cycles>
    <meta:editing-duration>PT169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4724409449pt" chart:style-name="Crt0">
        <chart:title svg:x="550.119527559055pt" svg:y="15.59047244094488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75740157480315pt" svg:y="94.8471653543307pt" svg:width="930.4154330708661pt" svg:height="432.4251181102362pt" chart:style-name="Plt0">
          <chart:axis chart:dimension="y" chart:name="primary-y" chart:style-name="Axs0">
            <chart:title svg:x="12.75582677165354pt" svg:y="321.930629921259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50157480315pt" svg:y="538.185748031496pt" chart:style-name="AT01">
              <text:p text:style-name="a2" text:class-names="" text:cond-style-name="">Day</text:p>
            </chart:title>
          </chart:axis>
          <chart:series chart:label-cell-address="Sheet1.$C$43" chart:values-cell-range-address="Sheet1.$F$43:.$T$43" chart:class="chart:bar" chart:attached-axis="primary-y" chart:style-name="G0S0">
            <chart:data-point chart:repeated="15"/>
          </chart:series>
          <chart:series chart:label-cell-address="Sheet1.$C$42" chart:values-cell-range-address="Sheet1.$F$42:.$T$42" chart:class="chart:line" chart:attached-axis="primary-y" chart:style-name="G1S0">
            <chart:data-point chart:repeated="15"/>
          </chart:series>
          <chart:series chart:label-cell-address="Sheet1.$C$44" chart:values-cell-range-address="Sheet1.$F$44:.$T$44" chart:class="chart:line" chart:attached-axis="primary-y" chart:style-name="G1S1">
            <chart:data-point chart:repeated="15"/>
          </chart:series>
          <chart:series chart:label-cell-address="Sheet1.$C$45" chart:values-cell-range-address="Sheet1.$F$45:.$T$45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